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80000027B2BEBF6AAD0CF874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paragraph" svg:width="17.59cm" svg:height="11.351cm" draw:z-index="0"><draw:image xlink:href="Pictures/10000000000003D80000027B2BEBF6AAD0CF874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3-19T02:23:16.402000000</dc:date>
    <meta:editing-duration>PT37M1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